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1pt" style:font-size-asian="11pt" style:font-size-complex="11pt"/>
    </style:style>
    <style:style style:name="P20" style:family="paragraph" style:parent-style-name="Standard">
      <style:text-properties fo:color="#000000" fo:font-size="11pt" fo:font-weight="normal" style:font-size-asian="11pt" style:font-weight-asian="normal" style:font-size-complex="11pt" style:font-weight-complex="normal"/>
    </style:style>
    <style:style style:name="P21" style:family="paragraph" style:parent-style-name="Standard">
      <style:text-properties fo:color="#000000" fo:font-size="12pt" fo:font-weight="normal" style:font-size-asian="10.5pt" style:font-weight-asian="normal" style:font-size-complex="12pt" style:font-weight-complex="normal"/>
    </style:style>
    <style:style style:name="P22"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23"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text-properties fo:color="#ff0000"/>
    </style:style>
    <style:style style:name="P29"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margin-left="1.27cm" fo:margin-right="0cm" fo:text-align="justify" style:justify-single-word="false" fo:text-indent="0cm" style:auto-text-indent="false"/>
      <style:text-properties fo:color="#0000ff"/>
    </style:style>
    <style:style style:name="P3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2" style:family="paragraph" style:parent-style-name="Standard">
      <style:paragraph-properties fo:margin-left="0.635cm" fo:margin-right="0cm" fo:text-align="justify" style:justify-single-word="false" fo:text-indent="0cm" style:auto-text-indent="false"/>
      <style:text-properties fo:color="#0000ff"/>
    </style:style>
    <style:style style:name="P33" style:family="paragraph" style:parent-style-name="Standard">
      <style:paragraph-properties style:writing-mode="lr-tb"/>
      <style:text-properties fo:color="#000000"/>
    </style:style>
    <style:style style:name="P34" style:family="paragraph" style:parent-style-name="Standard">
      <style:paragraph-properties fo:text-align="justify" style:justify-single-word="false" style:writing-mode="lr-tb">
        <style:tab-stops/>
      </style:paragraph-properties>
      <style:text-properties fo:color="#000000"/>
    </style:style>
    <style:style style:name="P35" style:family="paragraph" style:parent-style-name="Standard">
      <style:paragraph-properties style:writing-mode="lr-tb"/>
      <style:text-properties fo:color="#000000" fo:font-size="11pt" style:font-size-asian="11pt" style:font-size-complex="11pt"/>
    </style:style>
    <style:style style:name="P36"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7"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9" style:family="paragraph" style:parent-style-name="Standard">
      <style:paragraph-properties style:writing-mode="lr-tb"/>
      <style:text-properties fo:font-size="10pt" style:font-size-asian="10pt" style:font-size-complex="10pt"/>
    </style:style>
    <style:style style:name="P40"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1" style:family="paragraph" style:parent-style-name="Standard">
      <style:paragraph-properties style:writing-mode="lr-tb"/>
      <style:text-properties fo:font-size="11pt" style:font-size-asian="11pt" style:font-size-complex="11pt"/>
    </style:style>
    <style:style style:name="P42" style:family="paragraph" style:parent-style-name="Standard">
      <style:paragraph-properties style:writing-mode="lr-tb"/>
      <style:text-properties fo:font-size="11pt" fo:font-weight="bold" style:font-size-asian="11pt" style:font-size-complex="11pt"/>
    </style:style>
    <style:style style:name="P43" style:family="paragraph" style:parent-style-name="Standard">
      <style:paragraph-properties style:writing-mode="lr-tb"/>
      <style:text-properties fo:font-size="11pt" fo:font-weight="bold" style:font-size-asian="11pt" style:font-size-complex="11pt" style:font-weight-complex="bold"/>
    </style:style>
    <style:style style:name="P44"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45" style:family="paragraph" style:parent-style-name="Standard">
      <style:paragraph-properties style:writing-mode="lr-tb"/>
      <style:text-properties style:font-name="Times New Roman1" fo:font-size="10pt" style:font-size-asian="10pt" style:font-name-complex="Courier New" style:font-size-complex="10pt"/>
    </style:style>
    <style:style style:name="P46" style:family="paragraph" style:parent-style-name="Standard">
      <style:paragraph-properties style:writing-mode="lr-tb"/>
      <style:text-properties style:font-name="Times New Roman1" fo:font-size="10pt" style:font-size-asian="10pt" style:font-size-complex="10pt"/>
    </style:style>
    <style:style style:name="P47" style:family="paragraph" style:parent-style-name="annotation_20_text">
      <style:text-properties fo:color="#0000ff" fo:font-size="12pt" fo:language="es" fo:country="ES" style:font-size-asian="12pt" style:font-size-complex="12pt"/>
    </style:style>
    <style:style style:name="P48"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49"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50"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fo:color="#0000ff"/>
    </style:style>
    <style:style style:name="P53" style:family="paragraph" style:parent-style-name="Standard">
      <style:paragraph-properties fo:margin-left="0cm" fo:margin-right="0cm" fo:text-indent="0cm" style:auto-text-indent="false"/>
      <style:text-properties fo:font-weight="bold" style:font-weight-asian="bold" style:font-weight-complex="bold"/>
    </style:style>
    <style:style style:name="P54"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5"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6" style:family="paragraph" style:parent-style-name="Table_20_Contents">
      <style:paragraph-properties fo:text-align="center" style:justify-single-word="false"/>
      <style:text-properties fo:font-size="13pt" style:font-size-asian="13pt" style:font-size-complex="13pt"/>
    </style:style>
    <style:style style:name="P57" style:family="paragraph" style:parent-style-name="Table_20_Contents">
      <style:paragraph-properties fo:margin-left="0.005cm" fo:margin-right="-1.074cm" fo:text-align="start" style:justify-single-word="false" fo:text-indent="0cm" style:auto-text-indent="false"/>
    </style:style>
    <style:style style:name="P5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9" style:family="paragraph" style:parent-style-name="Standard" style:list-style-name="L1">
      <style:text-properties fo:color="#000000" fo:font-size="11pt" style:font-size-asian="11pt" style:font-size-complex="11pt"/>
    </style:style>
    <style:style style:name="P60" style:family="paragraph" style:parent-style-name="Standard" style:list-style-name="L2">
      <style:text-properties fo:color="#000000" fo:font-size="11pt" style:font-size-asian="11pt" style:font-size-complex="11pt"/>
    </style:style>
    <style:style style:name="P61" style:family="paragraph" style:parent-style-name="Standard" style:list-style-name="L3">
      <style:text-properties fo:color="#000000" fo:font-size="11pt" style:font-size-asian="11pt" style:font-size-complex="11pt"/>
    </style:style>
    <style:style style:name="P62" style:family="paragraph" style:parent-style-name="Standard" style:list-style-name="L4">
      <style:text-properties fo:color="#000000" fo:font-size="11pt" style:font-size-asian="11pt" style:font-size-complex="11pt"/>
    </style:style>
    <style:style style:name="P63" style:family="paragraph" style:parent-style-name="Standard" style:list-style-name="L5">
      <style:text-properties fo:color="#000000" fo:font-size="11pt" style:font-size-asian="11pt" style:font-size-complex="11pt"/>
    </style:style>
    <style:style style:name="P64" style:family="paragraph" style:parent-style-name="Standard" style:list-style-name="L6">
      <style:text-properties fo:color="#000000" fo:font-size="11pt" style:font-size-asian="11pt" style:font-size-complex="11pt"/>
    </style:style>
    <style:style style:name="P65" style:family="paragraph" style:parent-style-name="Standard" style:list-style-name="L7">
      <style:text-properties fo:color="#000000" fo:font-size="11pt" style:font-size-asian="11pt" style:font-size-complex="11pt"/>
    </style:style>
    <style:style style:name="P66" style:family="paragraph" style:parent-style-name="Standard" style:list-style-name="L8">
      <style:text-properties fo:color="#000000" fo:font-size="11pt" style:font-size-asian="11pt" style:font-size-complex="11pt"/>
    </style:style>
    <style:style style:name="P67" style:family="paragraph" style:parent-style-name="Standard" style:list-style-name="L9">
      <style:text-properties fo:color="#000000" fo:font-size="11pt" style:font-size-asian="11pt" style:font-size-complex="11pt"/>
    </style:style>
    <style:style style:name="P68" style:family="paragraph" style:parent-style-name="Standard" style:list-style-name="L10">
      <style:text-properties fo:color="#000000" fo:font-size="11pt" style:font-size-asian="11pt" style:font-size-complex="11pt"/>
    </style:style>
    <style:style style:name="P69" style:family="paragraph" style:parent-style-name="Standard" style:list-style-name="L11">
      <style:text-properties fo:color="#000000" fo:font-size="11pt" style:font-size-asian="11pt" style:font-size-complex="11pt"/>
    </style:style>
    <style:style style:name="P70"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72"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73"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4"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5"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6" style:family="paragraph" style:parent-style-name="Standard" style:list-style-name="L12">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font-name-complex="Courier New"/>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position="sub 58%" style:font-name="Times New Roman"/>
    </style:style>
    <style:style style:name="T25" style:family="text">
      <style:text-properties style:text-position="sub 58%" style:font-name="Times New Roman" fo:font-weight="normal" style:font-weight-asian="normal" style:font-weight-complex="normal"/>
    </style:style>
    <style:style style:name="T26"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7" style:family="text">
      <style:text-properties style:font-name="DejaVu Sans"/>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1"><text:line-break/><text:line-break/></text:p>
      <text:p text:style-name="P7"/>
      <text:p text:style-name="P7"/>
      <text:p text:style-name="P2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844336822" text:style-name="RTF_5f_Num_20_8">
        <text:list-item>
          <text:p text:style-name="P70">Los programas constarán de una <text:span text:style-name="T12">sección de declaraciones</text:span> y de una <text:span text:style-name="T12">sección de instrucciones</text:span>, separadas mediante el símbolo <text:span text:style-name="T3">&amp;</text:span></text:p>
        </text:list-item>
        <text:list-item>
          <text:p text:style-name="P70">La sección de declaraciones constará de una secuencia de una o más <text:span text:style-name="T12">declaraciones</text:span>, separadas entre sí por el símbolo <text:span text:style-name="T14">;</text:span><text:span text:style-name="T3"> </text:span></text:p>
        </text:list-item>
        <text:list-item>
          <text:p text:style-name="P70">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70">Es decir, aunque dos identificadores tengan las mismas letras, se consideran distintos si no coinciden en mayúsculas y minúsculas</text:p>
            </text:list-item>
          </text:list>
        </text:list-item>
        <text:list-item>
          <text:p text:style-name="P70">Cada declaración constará de una <text:span text:style-name="T12">variable</text:span>, seguida del símbolo <text:span text:style-name="T14">:</text:span> y a continuación el nombre de un <text:span text:style-name="T12">tipo</text:span></text:p>
          <text:list>
            <text:list-item>
              <text:p text:style-name="P70">Los identificadores de las variables comienzan necesariamente por una letra, seguida de cero o más letras y dígitos </text:p>
            </text:list-item>
            <text:list-item>
              <text:p text:style-name="P70">En la sección de declaraciones no podrá haber variables duplicadas</text:p>
            </text:list-item>
            <text:list-item>
              <text:p text:style-name="P70">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5"><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5"><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5"><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5"><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70">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70">Todos estos operadores son binarios infijos y no asocian </text:p>
                </text:list-item>
                <text:list-item>
                  <text:p text:style-name="P70">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70">El resultado de una comparación es un valor booleano (<text:span text:style-name="T15">true</text:span> cuando se cumple la comparación, <text:span text:style-name="T15">false</text:span> cuando no se cumple)</text:p>
                </text:list-item>
              </text:list>
            </text:list-item>
            <text:list-item>
              <text:p text:style-name="P70">El siguiente nivel de prioridad (nivel 1) es el de los operadores aritméticos <text:span text:style-name="T14">+</text:span> (suma) y <text:span text:style-name="T14">-</text:span> (resta), así como el del operador lógico <text:span text:style-name="T14">or</text:span></text:p>
              <text:list>
                <text:list-item>
                  <text:p text:style-name="P70">Todos ellos son operadores binarios infijos que asocian a izquierdas</text:p>
                </text:list-item>
                <text:list-item>
                  <text:p text:style-name="P70"><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70"><text:span text:style-name="T14">or</text:span><text:span text:style-name="T15"> </text:span>opera sobre valores booleanos. El resultado será el <text:span text:style-name="T12">o lógico</text:span> de los operandos</text:p>
                </text:list-item>
              </text:list>
            </text:list-item>
            <text:list-item>
              <text:p text:style-name="P70">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70">Todos ellos son operadores binarios infijos que asocian a izquierdas</text:p>
                </text:list-item>
                <text:list-item>
                  <text:p text:style-name="P70"><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70">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70">Por último, <text:span text:style-name="T14">and</text:span><text:span text:style-name="T15"> </text:span>opera únicamente sobre valores booleanos. El resultado será el <text:span text:style-name="T12">y lógico</text:span> de los operandos</text:p>
                </text:list-item>
              </text:list>
            </text:list-item>
            <text:list-item>
              <text:p text:style-name="P70">El siguiente nivel de prioridad (nivel 3) es el de los operadores de desplazamiento <text:span text:style-name="T14">&lt;&lt;</text:span><text:span text:style-name="T15"> y </text:span><text:span text:style-name="T14">&gt;&gt;</text:span></text:p>
              <text:list>
                <text:list-item>
                  <text:p text:style-name="P70">Ambos son operadores binarios infijos que asocian a derechas</text:p>
                </text:list-item>
                <text:list-item>
                  <text:p text:style-name="P70">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70">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70">Todos son operadores unarios prefijos, salvo el valor absoluto que sitúa al operando dentro de sus dos barras verticales </text:p>
                </text:list-item>
                <text:list-item>
                  <text:p text:style-name="P70">El operador <text:span text:style-name="T12">negación lógica </text:span><text:span text:style-name="T14">not</text:span> asocia, y opera sobre valores booleanos, siendo el resultado la negación lógica de su operando </text:p>
                </text:list-item>
                <text:list-item>
                  <text:p text:style-name="P70">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70">Los operadores de conversión no asocian. </text:p>
                </text:list-item>
                <text:list-item>
                  <text:p text:style-name="P70"><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70"><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70"><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70"><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70">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70">Como expresiones básicas, que podrán ser combinadas mediante los operadores anteriores, se consideran las siguientes:</text:p>
          <text:list>
            <text:list-item>
              <text:p text:style-name="P70">Literales <text:span text:style-name="T12">naturales</text:span>. Secuencias de uno o más dígitos, no admitiéndose ceros a la izquierda</text:p>
            </text:list-item>
            <text:list-item>
              <text:p text:style-name="P70">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70">Literales <text:span text:style-name="T12">booleanos</text:span>. Con valores <text:span text:style-name="T14">true</text:span> y <text:span text:style-name="T14">false</text:span></text:p>
            </text:list-item>
            <text:list-item>
              <text:p text:style-name="P70">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70">Variables, que han debido ser convenientemente declaradas en la sección de declaraciones</text:p>
            </text:list-item>
          </text:list>
        </text:list-item>
        <text:list-item>
          <text:p text:style-name="P70">En las expresiones es posible utilizar paréntesis para alterar la forma en la que se aplican los operadores sobre los operandos</text:p>
        </text:list-item>
        <text:list-item>
          <text:p text:style-name="P70">Una instrucción de asignación debe cumplir además estas condiciones: </text:p>
          <text:list>
            <text:list-item>
              <text:p text:style-name="P70">La variable en la parte izquierda debe haber sido declarada</text:p>
            </text:list-item>
            <text:list-item>
              <text:p text:style-name="P70">A una variable de tipo real es posible asignarle un valor real, entero o natural (produciéndose automáticamente la correspondiente conversión), <text:soft-page-break/>pero no un carácter</text:p>
            </text:list-item>
            <text:list-item>
              <text:p text:style-name="P70">A una variable de tipo entero es posible asignarle un valor entero o natural (produciéndose automáticamente la correspondiente conversión), pero no un valor real o un carácter</text:p>
            </text:list-item>
            <text:list-item>
              <text:p text:style-name="P70">A una variable de tipo natural únicamente es posible asignarle un valor natural</text:p>
            </text:list-item>
            <text:list-item>
              <text:p text:style-name="P70">A una variable de tipo carácter únicamente es posible asignarle un valor de tipo carácter</text:p>
            </text:list-item>
            <text:list-item>
              <text:p text:style-name="P70">A una variable de tipo booleano únicamente es posible asignarle un valor de tipo booleano</text:p>
            </text:list-item>
          </text:list>
        </text:list-item>
        <text:list-item>
          <text:p text:style-name="P70">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70">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70">El lenguaje admite <text:span text:style-name="T12">comentarios de línea</text:span>. Dichos comentarios comienzan con el símbolo <text:span text:style-name="T3">#</text:span> y se extienden hasta el fin de la línea</text:p>
        </text:list-item>
      </text:list>
      <text:p text:style-name="P32"/>
      <text:p text:style-name="P9">Ejemplo de programa en el lenguaje definido:</text:p>
      <text:p text:style-name="P3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8"/>
      <text:p text:style-name="P28">MIRAR PUNTO1.odt</text:p>
      <text:p text:style-name="P28"/>
      <text:p text:style-name="P45"><text:bookmark-start text:name="DDE_LINK6"/>&amp; → &amp;</text:p>
      <text:p text:style-name="P45">id → [a-zA-Z][a-zA-Z0-9]*</text:p>
      <text:p text:style-name="P45">: → :</text:p>
      <text:p text:style-name="P45">tipo → boolean|character|natural|integer|float</text:p>
      <text:p text:style-name="P45">; → ;</text:p>
      <text:p text:style-name="P36">&lt; → &lt;</text:p>
      <text:p text:style-name="P45">&gt; → &gt;</text:p>
      <text:p text:style-name="P46">&lt;= → &lt;=</text:p>
      <text:p text:style-name="P46">&gt;= → &gt;=</text:p>
      <text:p text:style-name="P46">=<text:span text:style-name="T21"> →</text:span> <text:s/>=</text:p>
      <text:p text:style-name="P45">=/= → =/=</text:p>
      <text:p text:style-name="P46"><text:soft-page-break/>+ → \+</text:p>
      <text:p text:style-name="P45">- → \-</text:p>
      <text:p text:style-name="P46">* → \*</text:p>
      <text:p text:style-name="P46"><text:s/><text:span text:style-name="T21">/ → /</text:span></text:p>
      <text:p text:style-name="P45">% → %</text:p>
      <text:p text:style-name="P46">signo-menos → \-</text:p>
      <text:p text:style-name="P46">and → and</text:p>
      <text:p text:style-name="P45">or → or</text:p>
      <text:p text:style-name="P45">not → not</text:p>
      <text:p text:style-name="P45">&lt;&lt; → &lt;&lt;</text:p>
      <text:p text:style-name="P46">&gt;&gt; → &gt;&gt;</text:p>
      <text:p text:style-name="P46">(nat) → \(nat\)</text:p>
      <text:p text:style-name="P46">(int) → \(int\)</text:p>
      <text:p text:style-name="P46">(char) → \(char\)</text:p>
      <text:p text:style-name="P46">(float) → \(float\)</text:p>
      <text:p text:style-name="P46">litEnt → (-?[1-9][0-9]*|0)e?</text:p>
      <text:p text:style-name="P46">litNat → <text:bookmark-start text:name="DDE_LINK4"/><text:bookmark-start text:name="DDE_LINK3"/>([1-9][0-9]*|0)n?<text:bookmark-end text:name="DDE_LINK4"/><text:bookmark-end text:name="DDE_LINK3"/></text:p>
      <text:p text:style-name="P46">litFlo → <text:bookmark-start text:name="DDE_LINK7"/>-?([1-9][0-9]*|0)(<text:bookmark-end text:name="DDE_LINK7"/></text:p>
      <text:p text:style-name="P46"><text:tab/><text:tab/><text:tab/>\.0|</text:p>
      <text:p text:style-name="P46"><text:s text:c="15"/><text:tab/><text:tab/>\.([0-9]*[1-9])|</text:p>
      <text:p text:style-name="P46"><text:s text:c="15"/><text:tab/><text:tab/>\.([0-9]*[1-9])(e|E)-?([1-9][0-9]*|0)|</text:p>
      <text:p text:style-name="P46"><text:s text:c="15"/><text:tab/><text:tab/>(e|E)-?[1-9][0-9]*|0</text:p>
      <text:p text:style-name="P46"><text:s text:c="12"/>)r?</text:p>
      <text:p text:style-name="P46">litBoo → true|false</text:p>
      <text:p text:style-name="P46">litCha → '[<text:span text:style-name="T21">a-zA-Z0-9</text:span>]'</text:p>
      <text:p text:style-name="P46">| → \|</text:p>
      <text:p text:style-name="P46">( → \(</text:p>
      <text:p text:style-name="P46">) → \)</text:p>
      <text:p text:style-name="P37">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P51"><text:span text:style-name="T3">2.1. Descripción de los operadores</text:span><text:span text:style-name="T17"> </text:span></text:p>
      <text:p text:style-name="P52"/>
      <text:p text:style-name="P41">Los operadores del lenguaje son los siguientes. Todos asocian a derechas, excepto los de nivel 3:</text:p>
      <text:p text:style-name="P41">Operador<text:tab/>Aridad:</text:p>
      <text:p text:style-name="P43">Nivel 0 – menor prioridad</text:p>
      <text:p text:style-name="P41">&lt;<text:tab/>2</text:p>
      <text:p text:style-name="P41">&gt;<text:tab/>2</text:p>
      <text:p text:style-name="P41">&lt;=<text:tab/>2</text:p>
      <text:p text:style-name="P41">&gt;=<text:tab/>2</text:p>
      <text:p text:style-name="P41">=<text:tab/>2</text:p>
      <text:p text:style-name="P41">=/=<text:tab/>2</text:p>
      <text:p text:style-name="P43">Nivel 1</text:p>
      <text:p text:style-name="P41">+<text:tab/>2</text:p>
      <text:p text:style-name="P41">-<text:tab/>2</text:p>
      <text:p text:style-name="P41">or <text:tab/>2</text:p>
      <text:p text:style-name="P43">Nivel 2</text:p>
      <text:p text:style-name="P41">*<text:tab/>2</text:p>
      <text:p text:style-name="P41">/<text:tab/>2</text:p>
      <text:p text:style-name="P41">%<text:tab/>2</text:p>
      <text:p text:style-name="P41">and <text:tab/>2</text:p>
      <text:p text:style-name="P43">Nivel 3</text:p>
      <text:p text:style-name="P44"><text:soft-page-break/>&gt;&gt;<text:tab/>2</text:p>
      <text:p text:style-name="P44">&lt;&lt;<text:tab/>2</text:p>
      <text:p text:style-name="P42">Nivel 4 – mayor prioridad</text:p>
      <text:p text:style-name="P41">not<text:tab/>1</text:p>
      <text:p text:style-name="P41">-<text:tab/>1</text:p>
      <text:p text:style-name="P41">(float)<text:tab/>1</text:p>
      <text:p text:style-name="P41">(int)<text:tab/>1</text:p>
      <text:p text:style-name="P41">(nat)<text:tab/>1</text:p>
      <text:p text:style-name="P41">(char)<text:tab/>1</text:p>
      <text:p text:style-name="P35">|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9">Programa → Declaraciones &amp; Instrucciones</text:p>
      <text:p text:style-name="P39">Declaraciones → Declaración ; Declaraciones</text:p>
      <text:p text:style-name="P39">Declaraciones → Declaración</text:p>
      <text:p text:style-name="P39">Declaración → id : tipo</text:p>
      <text:p text:style-name="P39">Instrucciones → Instrucción ; Instrucciones</text:p>
      <text:p text:style-name="P39">Instrucciones → Instrucción</text:p>
      <text:p text:style-name="P39">Instrucción → InsLectura</text:p>
      <text:p text:style-name="P39">Instrucción → InsEscritura</text:p>
      <text:p text:style-name="P39">InsLectura → <text:s/>in(v)</text:p>
      <text:p text:style-name="P39">InsEscritura → out(Expresion)</text:p>
      <text:p text:style-name="P39">InsAsignación → id := Expresión</text:p>
      <text:p text:style-name="P39">Expresión → ExpresiónNiv1 OpNiv0 ExpresiónNiv1 </text:p>
      <text:p text:style-name="P39">Expresión → ExpresiónNiv1</text:p>
      <text:p text:style-name="P39">ExpresiónNiv1 → ExpresiónNiv1 OpNiv1 ExpresiónNiv2</text:p>
      <text:p text:style-name="P39">ExpresiónNiv1 → ExpresiónNiv2</text:p>
      <text:p text:style-name="P39">ExpresiónNiv2 → ExpresiónNiv2 OpNiv2 ExpresiónNiv3</text:p>
      <text:p text:style-name="P39">ExpresiónNiv2 → ExpresiónNiv3</text:p>
      <text:p text:style-name="P39">ExpresiónNiv3 → ExpresionNiv4 OpNiv3 ExpresiónNiv3</text:p>
      <text:p text:style-name="P39">ExpresiónNiv3 → ExpresiónNiv4</text:p>
      <text:p text:style-name="P39">ExpresiónNiv4 → OpNiv4 ExpresiónNiv4</text:p>
      <text:p text:style-name="P39">ExpresiónNiv4 → | Expresión |</text:p>
      <text:p text:style-name="P39">ExpresiónNiv4 → ( Expresión )</text:p>
      <text:p text:style-name="P39">ExpresiónNiv4 → Literal</text:p>
      <text:p text:style-name="P39">Literal → id</text:p>
      <text:p text:style-name="P39">Literal → litNat</text:p>
      <text:p text:style-name="P39">Literal → litFlo</text:p>
      <text:p text:style-name="P39">Literal → litEnt</text:p>
      <text:p text:style-name="P39">Literal → litBoo</text:p>
      <text:p text:style-name="P39">Literal → litCha</text:p>
      <text:p text:style-name="P39">OpNiv0 → &lt;</text:p>
      <text:p text:style-name="P39">OpNiv0 → &gt;<text:tab/></text:p>
      <text:p text:style-name="P39">OpNiv0 → &lt;=<text:tab/></text:p>
      <text:p text:style-name="P39">OpNiv0 → &gt;=</text:p>
      <text:p text:style-name="P39">OpNiv0 → =</text:p>
      <text:p text:style-name="P39">OpNiv0 → =/=</text:p>
      <text:p text:style-name="P39">OpNiv1 → +</text:p>
      <text:p text:style-name="P39">OpNiv1 → -</text:p>
      <text:p text:style-name="P39">OpNiv1 → or</text:p>
      <text:p text:style-name="P39">OpNiv2 → *</text:p>
      <text:p text:style-name="P39">OpNiv2 → /</text:p>
      <text:p text:style-name="P39">OpNiv2 → %</text:p>
      <text:p text:style-name="P39">OpNiv2 → and</text:p>
      <text:p text:style-name="P16"><text:soft-page-break/>OpNiv3 → &gt;&gt;</text:p>
      <text:p text:style-name="P16">OpNiv3 → &lt;&lt;</text:p>
      <text:p text:style-name="P16">OpNiv4 → not</text:p>
      <text:p text:style-name="P16">OpNiv4 → -</text:p>
      <text:p text:style-name="P16">OpNiv4 → (float)</text:p>
      <text:p text:style-name="P16">OpNiv4 → (int)</text:p>
      <text:p text:style-name="P16">OpNiv4 → (nat)</text:p>
      <text:p text:style-name="P39">OpNiv4 → (char)</text:p>
      <text:p text:style-name="P15"/>
      <text:p text:style-name="P15"/>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19">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19"/>
      <text:p text:style-name="P19">La informacion que necesitamos almacenar es la siguiente:</text:p>
      <text:list xml:id="list821419024" text:style-name="L1">
        <text:list-item>
          <text:list>
            <text:list-item>
              <text:list>
                <text:list-item>
                  <text:p text:style-name="P59">El símbolo que identifica la variable</text:p>
                </text:list-item>
                <text:list-item>
                  <text:p text:style-name="P59">Una colección de propiedades asociadas a la variable, como pueden ser el tipo o la direccion de memoria.</text:p>
                </text:list-item>
              </text:list>
            </text:list-item>
          </text:list>
        </text:list-item>
      </text:list>
      <text:p text:style-name="P23"/>
      <text:p text:style-name="P23"/>
      <table:table table:name="Tabla1" table:style-name="Tabla1">
        <table:table-column table:style-name="Tabla1.A"/>
        <table:table-column table:style-name="Tabla1.B"/>
        <table:table-header-rows>
          <table:table-row>
            <table:table-cell table:style-name="Tabla1.A1" table:number-columns-spanned="2" office:value-type="string">
              <text:p text:style-name="P56">Tabla de Símbolos</text:p>
            </table:table-cell>
            <table:covered-table-cell/>
          </table:table-row>
        </table:table-header-rows>
        <table:table-row>
          <table:table-cell table:style-name="Tabla1.A2" office:value-type="string">
            <text:p text:style-name="P57">“edad”</text:p>
          </table:table-cell>
          <table:table-cell table:style-name="Tabla1.B2" office:value-type="string">
            <text:p text:style-name="P50">&lt;dir:100,tipo:entero&gt;</text:p>
          </table:table-cell>
        </table:table-row>
        <table:table-row>
          <table:table-cell table:style-name="Tabla1.A2" office:value-type="string">
            <text:p text:style-name="Table_20_Contents">“dni”</text:p>
          </table:table-cell>
          <table:table-cell table:style-name="Tabla1.B2" office:value-type="string">
            <text:p text:style-name="P50">&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8">creaTS():TS</text:p>
      <text:p text:style-name="P54">El resultado es una TS vacía</text:p>
      <text:p text:style-name="P49">añadeID(ts:TS, id:String, ps: Propiedades):TS</text:p>
      <text:p text:style-name="P54">El resultado es la TS resultante de añadir id y sus propiedades ps a ts</text:p>
      <text:p text:style-name="P49">existeID(ts: TS, id:String):Boolean</text:p>
      <text:p text:style-name="P54">El resultado es true si id aparece en ts, false en caso contrario</text:p>
      <text:p text:style-name="P49">ts:TS[id:String]:Propiedades</text:p>
      <text:p text:style-name="P54">El resultado es el registro de propiedades de id (&lt;&gt; si id no está en la TS)</text:p>
      <text:p text:style-name="P55"/>
      <text:p text:style-name="Standard"><text:span text:style-name="T3">3.2. Construcción de la tabla de símbolos</text:span><text:span text:style-name="T10"> </text:span></text:p>
      <text:p text:style-name="P8">Formalización de la construcción de la tabla de símbolos mediante una gramática de <text:soft-page-break/>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9"/>
      <text:p text:style-name="P19">Categoría Programa:</text:p>
      <text:list xml:id="list2043167519" text:style-name="L2">
        <text:list-item>
          <text:p text:style-name="P60">ts: sintetizado. Representa la tabla de símbolos del programa.</text:p>
        </text:list-item>
      </text:list>
      <text:p text:style-name="P19">Categoría Declaraciones:</text:p>
      <text:list xml:id="list1047631869" text:style-name="L3">
        <text:list-item>
          <text:p text:style-name="P61">ts: sintetizado. Representa la tabla de símbolos del programa.</text:p>
        </text:list-item>
      </text:list>
      <text:p text:style-name="P19">Categoría Declaración:</text:p>
      <text:list xml:id="list335626751" text:style-name="L4">
        <text:list-item>
          <text:p text:style-name="P62">tipo: sintetizado. Indica <text:s/>el tipo con el que se declara la variable.</text:p>
        </text:list-item>
        <text:list-item>
          <text:p text:style-name="P62">id: sintetizado. Indica el id de la entrada de la tabla de símbolos.</text:p>
        </text:list-item>
      </text:list>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Programa → Declaraciones &amp; Instrucciones</text:p>
      <text:p text:style-name="P26"><text:tab/><text:span text:style-name="T22">Programa.ts = Declaraciones.ts</text:span></text:p>
      <text:p text:style-name="P26">Declaraciones → Declaracion ; Declaraciones</text:p>
      <text:p text:style-name="P25"><text:tab/>Declaraciones0.ts = <text:span text:style-name="T26">añadeID</text:span>(Declaraciones1.ts, Declaracion.id, &lt;tipo:Declaracion.tipo&gt;)</text:p>
      <text:p text:style-name="P26">Declaraciones → Declaracion</text:p>
      <text:p text:style-name="P26"><text:tab/><text:span text:style-name="T22">Declaraciones.ts = </text:span><text:span text:style-name="T26">añadeID</text:span><text:span text:style-name="T22">(creaTS(), Declaracion.id, &lt;tipo:Declaracion.tipo&gt;)</text:span></text:p>
      <text:p text:style-name="P26">Declaracion → id : tipo</text:p>
      <text:p text:style-name="P24"><text:tab/>Declaracion.id = id.lex</text:p>
      <text:p text:style-name="P24"><text:tab/>Declaracion.tipo = tipo.tipo</text:p>
      <text:p text:style-name="P15"/>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soft-page-break/><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2">&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3">+</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8"><text:tab/></text:p>
      <text:p text:style-name="P20">Categoría Programa:</text:p>
      <text:list xml:id="list1312550320" text:style-name="L5">
        <text:list-item>
          <text:p text:style-name="P63">error: sintetizado. Sirve para indicar si hay errores contextuales del programa.</text:p>
        </text:list-item>
      </text:list>
      <text:p text:style-name="P19">Categoría Declaraciones:</text:p>
      <text:list xml:id="list2005328604" text:style-name="L6">
        <text:list-item>
          <text:p text:style-name="P64">error: sintetizado. Indica si hay errores en las declaraciones.</text:p>
        </text:list-item>
      </text:list>
      <text:p text:style-name="P19"><text:soft-page-break/>Categoría Instrucciones:</text:p>
      <text:list xml:id="list1961965022" text:continue-numbering="true" text:style-name="L6">
        <text:list-item>
          <text:p text:style-name="P64">error: sintetizado. Indica si hay errores en la sección de instrucciones.</text:p>
        </text:list-item>
      </text:list>
      <text:p text:style-name="P19">Categoría InstrucciónAsig:</text:p>
      <text:list xml:id="list1309102775" text:style-name="L7">
        <text:list-item>
          <text:p text:style-name="P65">lex: sintetizado. Proviene del analizador lexico y nos da el nombre del identificador.</text:p>
        </text:list-item>
        <text:list-item>
          <text:p text:style-name="P65">tipo: sintetizado. Indica el tipo del indentificador.</text:p>
        </text:list-item>
      </text:list>
      <text:p text:style-name="P19">Categoria InsLectura:</text:p>
      <text:list xml:id="list93171507" text:style-name="L8">
        <text:list-item>
          <text:p text:style-name="P66">error: indica error en instrucción de lectura.</text:p>
        </text:list-item>
      </text:list>
      <text:p text:style-name="P19">Categoría InsEscritura:</text:p>
      <text:list xml:id="list1538539657" text:style-name="L9">
        <text:list-item>
          <text:p text:style-name="P67">error: indica error en la instrucción de escritura.</text:p>
        </text:list-item>
      </text:list>
      <text:p text:style-name="P19">Categoría Expresión:</text:p>
      <text:list xml:id="list344146778" text:style-name="L10">
        <text:list-item>
          <text:p text:style-name="P68">tipo: sintetizado. Contiene el tipo de la expresión y, en su caso, error si existe un error de tipos.</text:p>
        </text:list-item>
      </text:list>
      <text:p text:style-name="P19">Categorías opNivX:</text:p>
      <text:list xml:id="list1081725026" text:style-name="L11">
        <text:list-item>
          <text:p text:style-name="P69">op: sintetizado. Contiene el tipo de operación.</text:p>
        </text:list-item>
      </text:list>
      <text:p text:style-name="P19"><text:tab/></text:p>
      <text:p text:style-name="P19"><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0">Programa → Declaraciones &amp; Instrucciones</text:p>
      <text:p text:style-name="P39"><text:tab/>Programa.error = Declaraciones.error v Instrucciones.error</text:p>
      <text:p text:style-name="P39"><text:tab/>Instrucciones.tsh = Declaraciones.ts</text:p>
      <text:p text:style-name="P40">Declaraciones → Declaración ; Declaraciones</text:p>
      <text:p text:style-name="P39"><text:tab/>Declaraciones<text:span text:style-name="T24">o</text:span>.error = existe(Declaraciones<text:span text:style-name="T24">o</text:span>.ts,Declaracion.id) v Declaraciones<text:span text:style-name="T24">1</text:span>.error</text:p>
      <text:p text:style-name="P40">Declaraciones → Declaración</text:p>
      <text:p text:style-name="P40"><text:tab/><text:span text:style-name="T22">Declaraciones.error = false</text:span></text:p>
      <text:p text:style-name="P40">Declaración → id : tipo</text:p>
      <text:p text:style-name="P38"/>
      <text:p text:style-name="P40">Instrucciones → Instrucción ; Instrucciones</text:p>
      <text:p text:style-name="P40"><text:tab/><text:span text:style-name="T22">Instrucciones</text:span><text:span text:style-name="T25">o</text:span><text:span text:style-name="T22">.error = Instrucción.error v Instrucciones</text:span><text:span text:style-name="T25">1</text:span><text:span text:style-name="T22">.error</text:span></text:p>
      <text:p text:style-name="P40"><text:span text:style-name="T22"><text:tab/>Instrucciones</text:span><text:span text:style-name="T25">1</text:span><text:span text:style-name="T22">.tsh = Instruccion.tsh = instrucciónes</text:span><text:span text:style-name="T25">o</text:span><text:span text:style-name="T22">.tsh</text:span></text:p>
      <text:p text:style-name="P40">Instrucciones → Instrucción</text:p>
      <text:p text:style-name="P40"><text:tab/><text:span text:style-name="T22">Instrucciones.error = Instrucción.error</text:span></text:p>
      <text:p text:style-name="P38"><text:tab/>Instrucción.tsh = Instrucciones.tsh</text:p>
      <text:p text:style-name="P40">Instrucción → InsLectura</text:p>
      <text:p text:style-name="P40"><text:tab/><text:span text:style-name="T22">Instrucción.error = InsLectura.error</text:span></text:p>
      <text:p text:style-name="P38"><text:tab/>InsLectura.tsh = Instrucción.tsh</text:p>
      <text:p text:style-name="P40">Instrucción → InsEscritura</text:p>
      <text:p text:style-name="P40"><text:tab/><text:span text:style-name="T22">Instrucción.error = InsEscritura.error</text:span></text:p>
      <text:p text:style-name="P38"><text:tab/>InsEscritura.tsh = Instrucción.tsh</text:p>
      <text:p text:style-name="P40">Instrucción → InsAsignacion</text:p>
      <text:p text:style-name="P38"><text:tab/>Instrucción.error = InsAsignacion.error</text:p>
      <text:p text:style-name="P38"><text:tab/>InsAsignacion.tsh = Instrucción.tsh</text:p>
      <text:p text:style-name="P40">InsLectura → <text:s/>in(id)</text:p>
      <text:p text:style-name="P40"><text:tab/><text:span text:style-name="T22">InsLectura.error = NOT existeID(InsLectura.tsh,id.lex)</text:span></text:p>
      <text:p text:style-name="P38"><text:tab/>InsLectura.tsh = Instrucción.tsh</text:p>
      <text:p text:style-name="P40">InsEscritura → out(Expresion)</text:p>
      <text:p text:style-name="P40"><text:tab/><text:span text:style-name="T22">InsEscritura.error = (Expresion.tipo = error)</text:span></text:p>
      <text:p text:style-name="P40">InsAsignación → id := Expresión</text:p>
      <text:p text:style-name="P40"><text:tab/><text:span text:style-name="T22">InsAsignacion.error = (NOT existeID(InsAsignacion.tsh,id.lex)) v (Expresion.tipo = error) v</text:span></text:p>
      <text:p text:style-name="P38"><text:tab/><text:tab/><text:tab/> <text:s text:c="5"/>(id.tipo = float <text:span text:style-name="T27">ᴧ</text:span> (Expresion.tipo = character v Expresion.tipo = boolean)) v</text:p>
      <text:p text:style-name="P38"><text:soft-page-break/><text:tab/><text:tab/><text:tab/> <text:s text:c="7"/>(id.tipo = integer <text:span text:style-name="T27">ᴧ</text:span> (Expresion.tipo=float v Expresion.tipo = character v <text:s text:c="2"/><text:tab/><text:tab/><text:tab/><text:tab/><text:tab/><text:tab/><text:tab/> <text:s text:c="4"/>Expresion.tipo = boolean)) <text:s/>v</text:p>
      <text:p text:style-name="P38"><text:tab/><text:tab/><text:tab/> <text:s text:c="7"/>(id.tipo = natural <text:span text:style-name="T27">ᴧ</text:span> Expresion.tipo =/= natural) <text:s/>v</text:p>
      <text:p text:style-name="P38"><text:tab/><text:tab/><text:tab/> <text:s text:c="7"/>(id.tipo = character <text:span text:style-name="T27">ᴧ</text:span> Expresion.tipo =/= character) <text:s/>v</text:p>
      <text:p text:style-name="P38"><text:tab/><text:tab/><text:tab/> <text:s text:c="7"/>(id.tipo = boolean <text:span text:style-name="T27">ᴧ</text:span> Expresion.tipo =/= boolean)<text:tab/></text:p>
      <text:p text:style-name="P38"><text:tab/>Expresion.tsh = InsAsignacion.tsh<text:tab/><text:tab/></text:p>
      <text:p text:style-name="P38"/>
      <text:p text:style-name="P40">Expresión → ExpresiónNiv1 OpNiv0 ExpresiónNiv1 </text:p>
      <text:p text:style-name="P40"><text:tab/><text:span text:style-name="T22">Expresion.tipo = si (ExpresionNiv1</text:span><text:span text:style-name="T25">o</text:span><text:span text:style-name="T22">.tipo = error v ExpresionNiv1</text:span><text:span text:style-name="T25">1</text:span><text:span text:style-name="T22">.tipo = error) v</text:span></text:p>
      <text:p text:style-name="P38"><text:tab/><text:tab/> <text:tab/> <text:s text:c="5"/>(ExpresionNiv1<text:span text:style-name="T24">o</text:span>.tipo = character ᴧ ExpresionNiv1<text:span text:style-name="T24">1</text:span>.tipo =/= character) v</text:p>
      <text:p text:style-name="P38"><text:tab/><text:tab/><text:tab/> <text:s text:c="5"/>(ExpresionNiv1<text:span text:style-name="T24">o</text:span>.tipo =/= character ᴧ ExpresionNiv1<text:span text:style-name="T24">1</text:span>.tipo = character)</text:p>
      <text:p text:style-name="P38"><text:tab/><text:tab/> <text:tab/> <text:s text:c="5"/>(ExpresionNiv1<text:span text:style-name="T24">o</text:span>.tipo = boolean ᴧ ExpresionNiv1<text:span text:style-name="T24">1</text:span>.tipo =/= boolean) v</text:p>
      <text:p text:style-name="P38"><text:tab/><text:tab/><text:tab/> <text:s text:c="5"/>(ExpresionNiv1<text:span text:style-name="T24">o</text:span>.tipo =/= boolean ᴧ ExpresionNiv1<text:span text:style-name="T24">1</text:span>.tipo = boolean))</text:p>
      <text:p text:style-name="P38"><text:tab/><text:tab/><text:tab/> <text:s text:c="13"/>error</text:p>
      <text:p text:style-name="P38"><text:tab/><text:tab/><text:tab/> <text:s/>sino <text:s text:c="3"/>boolean</text:p>
      <text:p text:style-name="P38"><text:tab/><text:tab/><text:tab/> <text:s/>finsi</text:p>
      <text:p text:style-name="P38"><text:tab/>ExpresionNiv1<text:span text:style-name="T24">1</text:span>.tsh = ExpresionNiv1<text:span text:style-name="T24">o</text:span>.tsh <text:s/>= Expresion.tsh</text:p>
      <text:p text:style-name="P40">Expresión → ExpresiónNiv1</text:p>
      <text:p text:style-name="P40"><text:tab/><text:span text:style-name="T22">Expresion.tipo = ExpresionNiv1.tipo</text:span></text:p>
      <text:p text:style-name="P38"><text:tab/>ExpresionNiv1.tsh = Expresion.tsh</text:p>
      <text:p text:style-name="P40">ExpresiónNiv1 → ExpresiónNiv1 OpNiv1 ExpresiónNiv2 </text:p>
      <text:p text:style-name="P38"/>
      <text:p text:style-name="P38">falta poner que no haya Int Bool pej</text:p>
      <text:p text:style-name="P40"><text:tab/><text:span text:style-name="T22">ExpresionNiv1</text:span><text:span text:style-name="T25">o</text:span><text:span text:style-name="T22">.tipo = </text:span></text:p>
      <text:p text:style-name="P38"><text:tab/><text:tab/>si (ExpresionNiv1<text:span text:style-name="T24">1</text:span>.tipo = error v ExpresionNiv2.tipo = error v</text:p>
      <text:p text:style-name="P38"><text:tab/><text:tab/> <text:s text:c="4"/>ExpresionNiv1<text:span text:style-name="T24">1</text:span>.tipo = char v ExpresionNiv2.tipo = char v</text:p>
      <text:p text:style-name="P38"><text:tab/><text:tab/> <text:s text:c="4"/>(ExpresionNiv1<text:span text:style-name="T24">1</text:span>.tipo = boolean ᴧ ExpresionNiv2.tipo =/= boolean) v</text:p>
      <text:p text:style-name="P38"><text:tab/> <text:s text:c="18"/>(ExpresionNiv1<text:span text:style-name="T24">1</text:span>.tipo =/= boolean ᴧ ExpresionNiv2.tipo = boolean))</text:p>
      <text:p text:style-name="P38"><text:tab/><text:tab/><text:tab/>error</text:p>
      <text:p text:style-name="P38"><text:tab/><text:tab/>sino case (OpNiv1.op)</text:p>
      <text:p text:style-name="P38"><text:tab/><text:tab/><text:tab/>suma,resta: </text:p>
      <text:p text:style-name="P38"><text:tab/><text:tab/><text:tab/> <text:s text:c="8"/>si (ExpresionNiv1<text:span text:style-name="T24">1</text:span>.tipo=float v ExpresionNiv2.tipo = float)</text:p>
      <text:p text:style-name="P38"><text:tab/><text:tab/><text:tab/><text:tab/>float</text:p>
      <text:p text:style-name="P38"><text:tab/><text:tab/><text:tab/> <text:s text:c="8"/>sino si (ExpresionNiv1<text:span text:style-name="T24">1</text:span>.tipo =integer v ExpresionNiv2.tipo = integer)</text:p>
      <text:p text:style-name="P38"><text:tab/><text:tab/><text:tab/><text:tab/> integer</text:p>
      <text:p text:style-name="P38"><text:tab/><text:tab/><text:tab/> <text:s text:c="8"/>sino si (ExpresionNiv1<text:span text:style-name="T24">1</text:span>.tipo =natural ᴧ ExpresionNiv2.tipo = natural)</text:p>
      <text:p text:style-name="P38"><text:tab/><text:tab/><text:tab/><text:tab/> natural</text:p>
      <text:p text:style-name="P38"><text:tab/><text:tab/><text:tab/> <text:s text:c="16"/>sino error</text:p>
      <text:p text:style-name="P38"><text:tab/><text:tab/><text:tab/>o: <text:s/></text:p>
      <text:p text:style-name="P38"><text:tab/><text:tab/><text:tab/> <text:s text:c="8"/>si (ExpresionNiv1<text:span text:style-name="T24">1</text:span>.tipo = boolean ᴧ ExpresionNiv2.tipo = boolean)</text:p>
      <text:p text:style-name="P38"><text:tab/><text:tab/><text:tab/><text:tab/> <text:s text:c="3"/>boolean</text:p>
      <text:p text:style-name="P38"><text:tab/><text:tab/><text:tab/> <text:s text:c="8"/>sino error</text:p>
      <text:p text:style-name="P38"><text:tab/>ExpresionNiv1<text:span text:style-name="T24">1</text:span>.tsh = ExpresionNiv2.tsh = ExpresionNiv1<text:span text:style-name="T24">o</text:span>.tsh</text:p>
      <text:p text:style-name="P40">ExpresiónNiv1 → ExpresiónNiv2</text:p>
      <text:p text:style-name="P40"><text:tab/><text:span text:style-name="T22">ExpresionNiv1.tipo = ExpresionNiv2.tipo</text:span></text:p>
      <text:p text:style-name="P38"><text:tab/>ExpresionNiv2.tsh = ExpresionNiv1.tsh</text:p>
      <text:p text:style-name="P40">ExpresiónNiv2 → ExpresiónNiv2 OpNiv2 ExpresiónNiv3</text:p>
      <text:p text:style-name="P40"><text:tab/><text:span text:style-name="T22">ExpresionNiv2</text:span><text:span text:style-name="T25">o</text:span><text:span text:style-name="T22">.tipo = </text:span></text:p>
      <text:p text:style-name="P38"><text:tab/><text:tab/>si (ExpresionNiv2<text:span text:style-name="T24">1</text:span>.tipo = error v ExpresionNiv3.tipo = error v</text:p>
      <text:p text:style-name="P38"><text:s text:c="33"/>ExpresionNiv2<text:span text:style-name="T24">1</text:span>.tipo = character v ExpresionNiv3.tipo = character v</text:p>
      <text:p text:style-name="P38"><text:tab/><text:tab/> <text:s text:c="3"/>(ExpresionNiv2<text:span text:style-name="T24">1</text:span>.tipo = boolean ᴧ ExpresionNiv3.tipo =/= boolean v</text:p>
      <text:p text:style-name="P38"><text:tab/><text:tab/> <text:s text:c="3"/>(ExpresionNiv2<text:span text:style-name="T24">1</text:span>.tipo =/= boolean ᴧ ExpresionNiv3.tipo = boolean))</text:p>
      <text:p text:style-name="P38"><text:tab/><text:tab/> <text:s text:c="9"/>Error</text:p>
      <text:p text:style-name="P38"><text:tab/><text:tab/>sino case (OpNiv2.op)</text:p>
      <text:p text:style-name="P38"><text:tab/><text:tab/><text:tab/>multiplica,divide: </text:p>
      <text:p text:style-name="P38"><text:tab/><text:tab/><text:tab/> <text:s text:c="8"/>si (ExpresionNiv2<text:span text:style-name="T24">1</text:span>.tipo=float v ExpresionNiv3.tipo = float)</text:p>
      <text:p text:style-name="P38"><text:tab/><text:tab/><text:tab/><text:tab/> <text:s text:c="3"/>float</text:p>
      <text:p text:style-name="P38"><text:tab/><text:tab/><text:tab/> <text:s text:c="8"/>sino si (ExpresionNiv2<text:span text:style-name="T24">1</text:span>.tipo =integer v ExpresionNiv3.tipo = integer)</text:p>
      <text:p text:style-name="P38"><text:tab/><text:tab/><text:tab/><text:tab/><text:tab/>integer</text:p>
      <text:p text:style-name="P38"><text:tab/><text:tab/><text:tab/> <text:s text:c="8"/>sino si (ExpresionNiv2<text:span text:style-name="T24">1</text:span>.tipo =natural ᴧ ExpresionNiv3.tipo=natural)</text:p>
      <text:p text:style-name="P38"><text:soft-page-break/><text:tab/><text:tab/><text:tab/><text:tab/> <text:s/>natural</text:p>
      <text:p text:style-name="P38"><text:tab/><text:tab/><text:tab/> <text:s text:c="6"/>sino error</text:p>
      <text:p text:style-name="P38"><text:tab/><text:tab/><text:tab/>modulo:</text:p>
      <text:p text:style-name="P38"><text:tab/><text:tab/><text:tab/> <text:s text:c="8"/>si (ExpresionNiv3.tipo = natural ᴧ</text:p>
      <text:p text:style-name="P38"><text:tab/><text:tab/><text:tab/><text:tab/>(ExpresionNiv2<text:span text:style-name="T24">1</text:span>.tipo=natural v ExpresionNiv2<text:span text:style-name="T24">1</text:span>.tipo=integer))<text:tab/></text:p>
      <text:p text:style-name="P38"><text:tab/><text:tab/><text:tab/><text:tab/> <text:s text:c="5"/>ExpresionNiv2<text:span text:style-name="T24">1</text:span>.tipo</text:p>
      <text:p text:style-name="P38"><text:tab/><text:tab/><text:tab/> <text:s text:c="8"/>sino <text:s text:c="4"/>error</text:p>
      <text:p text:style-name="P38"><text:tab/><text:tab/><text:tab/>y: <text:s/></text:p>
      <text:p text:style-name="P38"><text:tab/><text:tab/><text:tab/> <text:s text:c="8"/>si (ExpresionNiv2<text:span text:style-name="T24">1</text:span>.tipo = boolean ᴧ ExpresionNiv3.tipo = boolean)</text:p>
      <text:p text:style-name="P38"><text:tab/><text:tab/><text:tab/><text:tab/> <text:s text:c="3"/>boolean</text:p>
      <text:p text:style-name="P38"><text:tab/><text:tab/><text:tab/> <text:s text:c="8"/>sino error</text:p>
      <text:p text:style-name="P38"><text:tab/>ExpresionNiv2<text:span text:style-name="T24">1</text:span>.tsh = ExpresionNiv3.tsh = ExpresionNiv2<text:span text:style-name="T24">o</text:span>.tsh</text:p>
      <text:p text:style-name="P40">ExpresiónNiv2 → ExpresiónNiv3</text:p>
      <text:p text:style-name="P40"><text:tab/><text:span text:style-name="T22">ExpresionNiv2.tipo = ExpresionNiv3.tipo</text:span></text:p>
      <text:p text:style-name="P38"><text:tab/>ExpresionNiv3.tsh = ExpresionNiv2.tsh</text:p>
      <text:p text:style-name="P40">ExpresiónNiv3 → ExpresionNiv4 OpNiv3 ExpresiónNiv3</text:p>
      <text:p text:style-name="P40"><text:tab/><text:span text:style-name="T22">ExpresionNiv3</text:span><text:span text:style-name="T25">o</text:span><text:span text:style-name="T22">.tipo = </text:span></text:p>
      <text:p text:style-name="P38"><text:tab/><text:tab/>si (ExpresionNiv4.tipo = error v ExpresionNiv3<text:span text:style-name="T24">1</text:span>.tipo = error v</text:p>
      <text:p text:style-name="P38"><text:s text:c="33"/>ExpresionNiv4.tipo =/= natural v ExpresionNiv3<text:span text:style-name="T24">1</text:span>.tipo =/= natural)</text:p>
      <text:p text:style-name="P38"><text:tab/><text:tab/> <text:s text:c="6"/>error</text:p>
      <text:p text:style-name="P38"><text:tab/><text:tab/>sino natural</text:p>
      <text:p text:style-name="P38"><text:tab/>ExpresionNiv3<text:span text:style-name="T24">1</text:span>.tsh = ExpresionNiv4.tsh = ExpresionNiv3<text:span text:style-name="T24">o</text:span>.tsh</text:p>
      <text:p text:style-name="P40">ExpresiónNiv3 → ExpresiónNiv4</text:p>
      <text:p text:style-name="P40"><text:tab/><text:span text:style-name="T22">ExpresionNiv3.tipo =ExpresionNiv4.tipo</text:span></text:p>
      <text:p text:style-name="P38"><text:tab/>ExpresionNiv4.tsh = ExpresionNiv3.tsh</text:p>
      <text:p text:style-name="P40">ExpresiónNiv4 → OpNiv4 ExpresiónNiv4</text:p>
      <text:p text:style-name="P40"><text:tab/><text:span text:style-name="T22">ExpresionNiv4</text:span><text:span text:style-name="T25">o</text:span><text:span text:style-name="T22">.tipo = </text:span></text:p>
      <text:p text:style-name="P38"><text:tab/><text:tab/>si (ExpresionNiv4<text:span text:style-name="T24">1</text:span>.tipo = error)</text:p>
      <text:p text:style-name="P38"><text:tab/><text:tab/> <text:s text:c="9"/>error</text:p>
      <text:p text:style-name="P38"><text:tab/><text:tab/>sino case (OpNiv4.op)</text:p>
      <text:p text:style-name="P38"><text:tab/><text:tab/><text:tab/>no: </text:p>
      <text:p text:style-name="P38"><text:tab/><text:tab/><text:tab/> <text:s text:c="8"/>si (ExpresionNiv4<text:span text:style-name="T24">1</text:span>.tipo=boolean)</text:p>
      <text:p text:style-name="P38"><text:tab/><text:tab/><text:tab/><text:tab/> <text:s text:c="3"/>boolean</text:p>
      <text:p text:style-name="P38"><text:tab/><text:tab/><text:tab/> <text:s text:c="8"/>sino <text:s text:c="2"/>error</text:p>
      <text:p text:style-name="P38"><text:tab/><text:tab/><text:tab/>menos:</text:p>
      <text:p text:style-name="P38"><text:tab/><text:tab/><text:tab/> <text:s text:c="8"/>si (ExpresionNiv4<text:span text:style-name="T24">1</text:span>.tipo=float)</text:p>
      <text:p text:style-name="P38"><text:tab/><text:tab/><text:tab/><text:tab/> <text:s text:c="3"/>float</text:p>
      <text:p text:style-name="P38"><text:tab/><text:tab/><text:tab/> <text:s text:c="8"/>sino si (ExpresionNiv4<text:span text:style-name="T24">1</text:span>.tipo=integer v ExpresionNiv4<text:span text:style-name="T24">1</text:span>.tipo = natural)</text:p>
      <text:p text:style-name="P38"><text:tab/><text:tab/><text:tab/><text:tab/><text:tab/>integer</text:p>
      <text:p text:style-name="P38"><text:tab/><text:tab/><text:tab/><text:tab/> <text:s text:c="2"/>sino error</text:p>
      <text:p text:style-name="P38"><text:tab/><text:tab/><text:tab/>cast-float:</text:p>
      <text:p text:style-name="P38"><text:tab/><text:tab/><text:tab/> <text:s text:c="8"/>si (ExpresionNiv4<text:span text:style-name="T24">1</text:span>.tipo=/=boolean)</text:p>
      <text:p text:style-name="P38"><text:tab/><text:tab/><text:tab/><text:tab/> <text:s text:c="3"/>float</text:p>
      <text:p text:style-name="P38"><text:tab/><text:tab/><text:tab/> <text:s text:c="8"/>sino error</text:p>
      <text:p text:style-name="P38"><text:tab/><text:tab/><text:tab/>cast-int:</text:p>
      <text:p text:style-name="P38"><text:tab/><text:tab/><text:tab/> <text:s text:c="8"/>si (ExpresionNiv4<text:span text:style-name="T24">1</text:span>.tipo=/=boolean)</text:p>
      <text:p text:style-name="P38"><text:tab/><text:tab/><text:tab/><text:tab/> <text:s text:c="3"/>float</text:p>
      <text:p text:style-name="P38"><text:tab/><text:tab/><text:tab/> <text:s text:c="8"/>sino error</text:p>
      <text:p text:style-name="P38"><text:tab/><text:tab/><text:tab/>cast-nat:</text:p>
      <text:p text:style-name="P38"><text:tab/><text:tab/> <text:s text:c="2"/><text:tab/> <text:s text:c="8"/>si (ExpresionNiv4<text:span text:style-name="T24">1</text:span>.tipo=natural v ExpresionNiv4<text:span text:style-name="T24">1</text:span>.tipo=character)</text:p>
      <text:p text:style-name="P38"><text:tab/><text:tab/><text:tab/><text:tab/> <text:s text:c="2"/>natural</text:p>
      <text:p text:style-name="P38"><text:tab/><text:tab/><text:tab/> <text:s text:c="8"/>sino error</text:p>
      <text:p text:style-name="P38"><text:tab/><text:tab/><text:tab/>cast-char:</text:p>
      <text:p text:style-name="P38"><text:tab/><text:tab/><text:tab/> <text:s text:c="8"/>si (ExpresionNiv4<text:span text:style-name="T24">1</text:span>.tipo=natural v ExpresionNiv4<text:span text:style-name="T24">1</text:span>.tipo=character)</text:p>
      <text:p text:style-name="P38"><text:tab/><text:tab/><text:tab/><text:tab/> <text:s text:c="2"/>character</text:p>
      <text:p text:style-name="P38"><text:tab/><text:tab/><text:tab/> <text:s text:c="8"/>sino error</text:p>
      <text:p text:style-name="P38"><text:tab/>ExpresionNiv4<text:span text:style-name="T24">1</text:span>.tsh = ExpresionNiv4<text:span text:style-name="T24">o</text:span>.tsh</text:p>
      <text:p text:style-name="P40">ExpresiónNiv4 → | Expresión |</text:p>
      <text:p text:style-name="P40"><text:tab/><text:span text:style-name="T22">ExpresionNiv4.tipo = </text:span></text:p>
      <text:p text:style-name="P38"><text:tab/><text:tab/>si (Expresion.tipo = error v Expresion.tipo=boolean v Expresion.tipo=character)</text:p>
      <text:p text:style-name="P38"><text:soft-page-break/><text:tab/><text:tab/> <text:s text:c="9"/>error</text:p>
      <text:p text:style-name="P38"><text:tab/><text:tab/>sino si (Expresion.tipo = float)</text:p>
      <text:p text:style-name="P38"><text:tab/><text:tab/><text:tab/>float</text:p>
      <text:p text:style-name="P38"><text:tab/><text:tab/>sino si (Expresion.tipo = natural)</text:p>
      <text:p text:style-name="P38"><text:tab/><text:tab/><text:tab/>natural</text:p>
      <text:p text:style-name="P38"><text:tab/><text:tab/>sino si (Expresion.tipo= integer)</text:p>
      <text:p text:style-name="P38"><text:tab/><text:tab/><text:tab/>integer</text:p>
      <text:p text:style-name="P38"><text:tab/><text:tab/>sino error</text:p>
      <text:p text:style-name="P38"><text:tab/>Expresion.tsh = ExpresionNiv4.tsh</text:p>
      <text:p text:style-name="P40">ExpresiónNiv4 → ( Expresión )</text:p>
      <text:p text:style-name="P40"><text:tab/><text:span text:style-name="T22">ExpresionNiv4.tipo = Expresion.tipo</text:span></text:p>
      <text:p text:style-name="P38"><text:tab/>Expresion.tsh = ExpresionNiv4.tsh</text:p>
      <text:p text:style-name="P40">ExpresiónNiv4 → Literal</text:p>
      <text:p text:style-name="P40"><text:tab/><text:span text:style-name="T22">Expresion.tipo = Literal.tipo</text:span></text:p>
      <text:p text:style-name="P40">Literal → id</text:p>
      <text:p text:style-name="P40"><text:tab/><text:span text:style-name="T22">Literal.tipo = Literal.tsh[id.lex].tipo</text:span></text:p>
      <text:p text:style-name="P40">Literal → litNat</text:p>
      <text:p text:style-name="P40"><text:tab/><text:span text:style-name="T22">Literal.tipo = natural</text:span></text:p>
      <text:p text:style-name="P40">Literal → litFlo</text:p>
      <text:p text:style-name="P40"><text:tab/><text:span text:style-name="T22">Literal.tipo = float</text:span></text:p>
      <text:p text:style-name="P40">Literal → litBoo</text:p>
      <text:p text:style-name="P40"><text:tab/><text:span text:style-name="T22">Literal.tipo = boolean<text:tab/></text:span></text:p>
      <text:p text:style-name="P40">Literal → litCha</text:p>
      <text:p text:style-name="P40"><text:tab/><text:span text:style-name="T22">Literal.tipo = character</text:span></text:p>
      <text:p text:style-name="P40">OpNiv0 → &lt;</text:p>
      <text:p text:style-name="P40"><text:tab/><text:span text:style-name="T22">OpNiv0.op = menor</text:span></text:p>
      <text:p text:style-name="P40">OpNiv0 → &gt;<text:tab/></text:p>
      <text:p text:style-name="P40"><text:tab/><text:span text:style-name="T22">OpNiv0.op = mayor</text:span></text:p>
      <text:p text:style-name="P40">OpNiv0 → &lt;=</text:p>
      <text:p text:style-name="P40"><text:tab/><text:span text:style-name="T22">OpNiv0.op = menor-ig<text:tab/></text:span></text:p>
      <text:p text:style-name="P40">OpNiv0 → &gt;=</text:p>
      <text:p text:style-name="P40"><text:tab/><text:span text:style-name="T22">OpNiv0.op = mayor-ig</text:span></text:p>
      <text:p text:style-name="P40">OpNiv0 → =</text:p>
      <text:p text:style-name="P40"><text:tab/><text:span text:style-name="T22">OpNiv0.op = igual</text:span></text:p>
      <text:p text:style-name="P40">OpNiv0 → =/=</text:p>
      <text:p text:style-name="P40"><text:tab/><text:span text:style-name="T22">OpNiv0.op = no-igual</text:span></text:p>
      <text:p text:style-name="P40">OpNiv1 → +</text:p>
      <text:p text:style-name="P40"><text:tab/><text:span text:style-name="T22">OpNiv1.op = suma</text:span></text:p>
      <text:p text:style-name="P40">OpNiv1 → -</text:p>
      <text:p text:style-name="P40"><text:tab/><text:span text:style-name="T22">OpNiv1.op = resta</text:span></text:p>
      <text:p text:style-name="P40">OpNiv1 → or</text:p>
      <text:p text:style-name="P40"><text:tab/><text:span text:style-name="T22">OpNiv1.op = o</text:span></text:p>
      <text:p text:style-name="P40">OpNiv2 → *</text:p>
      <text:p text:style-name="P40"><text:tab/><text:span text:style-name="T22">OpNiv2.op = multiplica</text:span></text:p>
      <text:p text:style-name="P40">OpNiv2 → /</text:p>
      <text:p text:style-name="P40"><text:tab/><text:span text:style-name="T22">OpNiv2.op = divide</text:span></text:p>
      <text:p text:style-name="P40">OpNiv2 → %</text:p>
      <text:p text:style-name="P40"><text:tab/><text:span text:style-name="T22">OpNiv2.op = modulo</text:span></text:p>
      <text:p text:style-name="P40">OpNiv2 → and</text:p>
      <text:p text:style-name="P40"><text:tab/><text:span text:style-name="T22">OpNiv2.op = y</text:span></text:p>
      <text:p text:style-name="P15">OpNiv3 → &gt;&gt;</text:p>
      <text:p text:style-name="P15"><text:tab/><text:span text:style-name="T22">OpNiv3.op = shl</text:span></text:p>
      <text:p text:style-name="P15">OpNiv3 → &lt;&lt;</text:p>
      <text:p text:style-name="P15"><text:tab/><text:span text:style-name="T22">OpNiv3.op = shr</text:span></text:p>
      <text:p text:style-name="P15">OpNiv4 → not</text:p>
      <text:p text:style-name="P15"><text:tab/><text:span text:style-name="T22">OpNiv4.op = no</text:span></text:p>
      <text:p text:style-name="P15">OpNiv4 → -</text:p>
      <text:p text:style-name="P15"><text:tab/><text:span text:style-name="T22">OpNiv4.op = menos</text:span></text:p>
      <text:p text:style-name="P15">OpNiv4 → (float)</text:p>
      <text:p text:style-name="P15"><text:tab/><text:span text:style-name="T22">OpNiv4.op = cast-float</text:span></text:p>
      <text:p text:style-name="P15"><text:soft-page-break/>OpNiv4 → (int)</text:p>
      <text:p text:style-name="P15"><text:tab/><text:span text:style-name="T22">OpNiv4.op = cast-int</text:span></text:p>
      <text:p text:style-name="P15">OpNiv4 → (nat)</text:p>
      <text:p text:style-name="P15"><text:tab/><text:span text:style-name="T22">OpNiv4.op = cast-nat</text:span></text:p>
      <text:p text:style-name="P15">OpNiv4 → (char)</text:p>
      <text:p text:style-name="P15"><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53">5.1.1. <text:s/>Arquitectura<text:span text:style-name="T9"> </text:span></text:p>
      <text:p text:style-name="P53"/>
      <text:p text:style-name="P7"/>
      <text:p text:style-name="P7">5.1.2. <text:s/>Comportamiento interno</text:p>
      <text:p text:style-name="P21"/>
      <text:p text:style-name="P7">5.1.3. <text:s/>Repertorio de instrucciones</text:p>
      <text:p text:style-name="P22"/>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7"/>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text:soft-page-break/></text:p>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5"/>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3">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text:soft-page-break/></text:p>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804969792" text:style-name="RTF_5f_Num_20_16">
        <text:list-item>
          <text:p text:style-name="P71">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235831485" text:style-name="RTF_5f_Num_20_15">
        <text:list-item>
          <text:p text:style-name="P72">Si es correcto, se generará el archivo con el código objeto.</text:p>
        </text:list-item>
        <text:list-item>
          <text:p text:style-name="P72">Si no es correcto, se mostrará por pantalla un listado de errores y no se generará ningún archivo. </text:p>
          <text:list>
            <text:list-item>
              <text:p text:style-name="P72">Cada error estará precedido por los números de fila y de columna que identifican el punto exacto en el programa fuente en el que se ha producido el error.</text:p>
            </text:list-item>
            <text:list-item>
              <text:p text:style-name="P72">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637630681" text:continue-list="list804969792" text:style-name="RTF_5f_Num_20_16">
        <text:list-item>
          <text:p text:style-name="P71">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580275009" text:style-name="RTF_5f_Num_20_5">
        <text:list-item>
          <text:p text:style-name="P73">En <text:span text:style-name="T12">modo normal</text:span> el único resultado visible será el producido por las instrucciones específicas de lectura/escritura.</text:p>
        </text:list-item>
        <text:list-item>
          <text:p text:style-name="P73">En <text:span text:style-name="T12">modo traza</text:span> el intérprete mostrará una traza por la consola de comandos con los distintos pasos de ejecución. En cada paso el intérprete debe: </text:p>
        </text:list-item>
      </text:list>
      <text:list xml:id="list577038122" text:style-name="RTF_5f_Num_20_9">
        <text:list-item>
          <text:p text:style-name="P74">Mostrar el contenido de la pila de ejecución y de las celdas relevantes en la memoria de datos.</text:p>
        </text:list-item>
        <text:list-item>
          <text:p text:style-name="P74">Esperar a que el usuario pulse una tecla para proseguir la ejecución.</text:p>
        </text:list-item>
        <text:list-item>
          <text:p text:style-name="P74">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text:soft-page-break/>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8">.</text:span></text:p>
      <text:p text:style-name="P13"/>
      <text:p text:style-name="P13"/>
      <text:p text:style-name="P13">Referencias bibliográficas</text:p>
      <text:p text:style-name="P4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834284155" text:style-name="L12">
        <text:list-item>
          <text:p text:style-name="P76">Codificación de las operaciones del intérprete de pila:</text:p>
        </text:list-item>
      </text:list>
      <text:p text:style-name="P34"/>
      <text:p text:style-name="P34"><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15T23:36:34</dc:date>
    <meta:generator>OpenOffice.org/3.1$Linux OpenOffice.org_project/310m21$Build-9319</meta:generator>
    <meta:editing-duration>PT12H59M46S</meta:editing-duration>
    <meta:editing-cycles>39</meta:editing-cycles>
    <dc:creator>Hector </dc:creator>
    <meta:document-statistic meta:table-count="1" meta:image-count="0" meta:object-count="1" meta:page-count="18" meta:paragraph-count="585" meta:word-count="5179" meta:character-count="344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